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Standard">
      <style:paragraph-properties fo:break-before="page"/>
    </style:style>
    <style:style style:name="P12" style:family="paragraph" style:parent-style-name="Heading_20_TOC" style:master-page-name="Index">
      <style:paragraph-properties style:page-number="1"/>
    </style:style>
    <style:style style:name="P13" style:family="paragraph" style:parent-style-name="Standard" style:master-page-name="Index">
      <style:paragraph-properties style:page-number="auto"/>
    </style:style>
    <style:style style:name="P14" style:family="paragraph" style:parent-style-name="Standard">
      <style:text-properties style:font-name="Optima1" fo:font-size="10pt" style:font-size-asian="10pt" style:font-size-complex="10pt"/>
    </style:style>
    <style:style style:name="P15" style:family="paragraph" style:parent-style-name="Contents_20_1">
      <style:paragraph-properties>
        <style:tab-stops>
          <style:tab-stop style:position="0cm"/>
          <style:tab-stop style:position="3cm"/>
        </style:tab-stops>
      </style:paragraph-properties>
    </style:style>
    <style:style style:name="P16" style:family="paragraph" style:parent-style-name="Contents_20_2">
      <style:paragraph-properties>
        <style:tab-stops>
          <style:tab-stop style:position="0cm"/>
        </style:tab-stops>
      </style:paragraph-properties>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9pt" fo:font-weight="normal" style:font-size-asian="9pt" style:font-weight-asian="normal" style:font-size-complex="9pt" style:font-weight-complex="normal"/>
    </style:style>
    <style:style style:name="T5" style:family="text">
      <style:text-properties style:font-name="Monaco1" fo:font-size="8pt" style:font-size-asian="8pt" style:font-size-complex="8pt"/>
    </style:style>
    <style:style style:name="T6" style:family="text">
      <style:text-properties style:font-name="Optima1"/>
    </style:style>
    <style:style style:name="T7" style:family="text">
      <style:text-properties style:font-name="Optima1" fo:font-size="10pt" style:font-size-asian="10pt" style:font-size-complex="10pt"/>
    </style:style>
    <style:style style:name="T8" style:family="text">
      <style:text-properties fo:font-weight="normal" style:font-weight-asian="normal" style:font-weight-complex="normal"/>
    </style:style>
    <style:style style:name="T9" style:family="text">
      <style:text-properties officeooo:rsid="001ec7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0.<text:span text:style-name="T9">4</text:span></text:p>
      <text:p text:style-name="P8">Mozilla Thunderbird Configuration Guide</text:p>
      <text:p text:style-name="P3"/>
      <text:p text:style-name="P13">Copyright © <text:s/>2009-201<text:span text:style-name="T9">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9">4</text:span> – <text:span text:style-name="T9">January</text:span> 201<text:span text:style-name="T9">3</text:span></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Chapter 1<text:tab/>About this Guide <text:s text:c="2"/><text:tab/>2</text:p>
          <text:p text:style-name="P15">Chapter 2<text:tab/>Introduction <text:s text:c="2"/><text:tab/>3</text:p>
          <text:p text:style-name="P15">Chapter 3<text:tab/>Installation <text:s text:c="2"/><text:tab/>4</text:p>
          <text:p text:style-name="P16">Mozilla Thunderbird <text:s text:c="2"/><text:tab/>4</text:p>
          <text:p text:style-name="P16">Mozilla Lightning <text:s text:c="2"/><text:tab/>4</text:p>
          <text:p text:style-name="P16">SOGo Connector and SOGo Integrator <text:s text:c="2"/><text:tab/>5</text:p>
          <text:p text:style-name="P15">Chapter 4<text:tab/>SOGo Integrator Customization <text:s text:c="2"/><text:tab/>6</text:p>
          <text:p text:style-name="P16">Customization <text:s text:c="2"/><text:tab/>6</text:p>
          <text:p text:style-name="P15">Chapter 5<text:tab/>SOGo Update Server <text:s text:c="2"/><text:tab/>8</text:p>
          <text:p text:style-name="P16">Installation <text:s text:c="2"/><text:tab/>8</text:p>
          <text:p text:style-name="P16">Configuration <text:s text:c="2"/><text:tab/>8</text:p>
          <text:p text:style-name="P15">Chapter 6<text:tab/>Additional Information <text:s text:c="2"/><text:tab/>12</text:p>
          <text:p text:style-name="P15">Chapter 7<text:tab/>Commercial Support and Contact Information <text:s text:c="2"/><text:tab/>13</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text:span text:style-name="T9">4</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and 17 ESR are supported but it is recommend to use the version 17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7 ESR of Thunderbird, you can use Mozilla Lightning version 1.9. In order to download the extension, please visit :</text:p>
      <text:p text:style-name="Standard"><text:a xlink:type="simple" xlink:href="https://addons.mozilla.org/en-US/thunderbird/addon/lightning/versions/?page=1#version-1.2.3">https://addons.mozilla.org/en-US/thunderbird/addon/lightning/versions/?page=1#version-1.</text:a>9</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and 17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2">must</text:span> match the one you specify in "isi:updateURL" – even the port number.</text:p>
      <text:p text:style-name="Standard">Moreover, you <text:span text:style-name="T2">must</text:span> change the value of <text:span text:style-name="T5">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available through your HTTP server at the URL you've specified from the <text:span text:style-name="T3">extensions.rdf</text:span> file.<text:line-break/>The <text:span text:style-name="T3">updates.php</text:span> script can be <text:span text:style-name="T8"><text:s/>found in the SOGo sources, under the </text:span><text:span text:style-name="T4">Scripts</text:span><text:span text:style-name="T8"> directory.</text:span></text:p>
      <text:p text:style-name="Standard">The <text:span text:style-name="T3">updateLink </text:span><text:span text:style-name="T7">section of the xml payload returned to sogo-integrator is built dynamically using the SCRIPT_URI variable, which is only available when running with mod_rewrite. <text:s/>It should work out of the box as long as the script is placed in the same directory as the xpi files.</text:span></text:p>
      <text:p text:style-name="P5">If for some reason this is not the case, then the link should be adjusted to fit the actual file layout: <text:s/></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7"> and also adjust accordingly SOGo Integrator's </text:span><text:soft-page-break/><text:span text:style-name="T3">extensions.rdf</text:span><text:span text:style-name="T7"> file.</text:span></text:p>
      <text:p text:style-name="Standard"/>
      <text:p text:style-name="P11">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7.0.<text:span text:style-name="T9">3</text:span>",</text:p>
      <text:p text:style-name="Code"><text:s text:c="19"/>"filename" =&gt; "sogo-connector-17.0.<text:span text:style-name="T9">3</text:span>.xpi" ),</text:p>
      <text:p text:style-name="Code"><text:s text:c="9"/>"sogo-integrator@inverse.ca"</text:p>
      <text:p text:style-name="Code"><text:s text:c="9"/>=&gt; array( "application" =&gt; "thunderbird",</text:p>
      <text:p text:style-name="Code"><text:s text:c="19"/>"version" =&gt; "17.0.<text:span text:style-name="T9">3</text:span>",</text:p>
      <text:p text:style-name="Code"><text:s text:c="19"/>"filename" =&gt; "sogo-integrator-17.0.<text:span text:style-name="T9">3</text:span>-sogo-demo.xpi" ),</text:p>
      <text:p text:style-name="Code"><text:s text:c="9"/>"{e2fda1a4-762b-4020-b5ad-a41df1933103}"</text:p>
      <text:p text:style-name="Code"><text:s text:c="9"/>=&gt; array( "application" =&gt; "thunderbird",</text:p>
      <text:p text:style-name="Code"><text:s text:c="19"/>"version" =&gt; "1.9",</text:p>
      <text:p text:style-name="Code"><text:s text:c="19"/>"filename" =&gt; "lightning-1.9.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5">"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9.xpi</text:p>
      <text:p text:style-name="Code">Linux_x86-gcc3/lightning-1.9.xpi</text:p>
      <text:p text:style-name="Code">Linux_x86_64-gcc3/lightning-1.9.xpi</text:p>
      <text:p text:style-name="Code">WINNT_x86-msvc/lightning-1.9.xpi<text:line-break/></text:p>
      <text:p text:style-name="P5">If you eventually want to disable an extension, that is, without removing it from your users' computers, you can specify “<text:span text:style-name="T3">disabled</text:span>” as the version number.</text:p>
      <text:p text:style-name="P5">Next is to modify the <text:span text:style-name="T3">extensions.rdf</text:span><text:span text:style-name="T6"> file. Again, to automatically install SOGo Connector, SOGo Integrator and Lightning, you would have :</text:span></text:p>
      <text:p text:style-name="Code"><text:span text:style-name="T6"><text:s/></text:span><text:span text:style-name="T5"><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ec7f1"/>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9-201<text:span text:style-name="MT1">3</text:span> Inverse inc.<text:tab/><text:chapter text:display="name" text:outline-level="1">Introduction</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creation-date>2008-10-24T09:42:32</meta:creation-date>
    <meta:editing-cycles>152</meta:editing-cycles>
    <meta:editing-duration>P1DT3H2M55S</meta:editing-duration>
    <dc:date>2013-01-21T15:55:23</dc:date>
    <meta:document-statistic meta:table-count="0" meta:image-count="2" meta:object-count="0" meta:page-count="15" meta:paragraph-count="162" meta:word-count="1831" meta:character-count="13315" meta:non-whitespace-character-count="11294"/>
    <meta:user-defined meta:name="Info 1"/>
    <meta:user-defined meta:name="Info 2"/>
    <meta:user-defined meta:name="Info 3"/>
    <meta:user-defined meta:name="Info 4"/>
  </office:meta>
</office:document-meta>
</file>